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center" draw:textarea-vertical-align="middle"/>
    </style:style>
    <style:style style:name="gr2" style:family="graphic" style:parent-style-name="standard">
      <style:graphic-properties draw:fill="solid" draw:fill-color="#00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00ffff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6" style:family="graphic" style:parent-style-name="standard">
      <style:graphic-properties draw:marker-end="Arrow" draw:marker-end-width="0.3cm" draw:fill="solid" draw:fill-color="#00ffff" draw:textarea-horizontal-align="center" draw:textarea-vertical-align="middle" draw:shadow="visible"/>
    </style:style>
    <style:style style:name="gr7" style:family="graphic" style:parent-style-name="standard">
      <style:graphic-properties draw:stroke="none" svg:stroke-color="#000000" draw:fill="none" draw:fill-color="#ffffff" fo:min-height="0.75cm" draw:shadow="visib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.5cm" svg:height="2cm" svg:x="21cm" svg:y="5.5cm">
          <text:p text:style-name="P1"><text:span text:style-name="T1">character</text:span></text:p>
          <text:p text:style-name="P1"><text:span text:style-name="T2">Manages own position, physics</text:span></text:p>
          <text:p text:style-name="P1"><text:span text:style-name="T2">and animation</text:span></text:p>
        </draw:rect>
        <draw:rect draw:style-name="gr2" draw:text-style-name="P3" draw:id="id4" draw:layer="layout" svg:width="5.5cm" svg:height="3.5cm" svg:x="1.5cm" svg:y="15.4cm">
          <text:p text:style-name="P1"><text:span text:style-name="T1">leveload</text:span></text:p>
          <text:p text:style-name="P1"><text:span text:style-name="T2">Loads levels based on</text:span></text:p>
          <text:p text:style-name="P1"><text:span text:style-name="T2">text data, must be told</text:span></text:p>
          <text:p text:style-name="P1"><text:span text:style-name="T2">where to find images</text:span></text:p>
          <text:p text:style-name="P1"><text:span text:style-name="T2">for level</text:span></text:p>
        </draw:rect>
        <draw:rect draw:style-name="gr1" draw:text-style-name="P2" draw:id="id5" draw:layer="layout" svg:width="5.5cm" svg:height="2.5cm" svg:x="1.5cm" svg:y="2.5cm">
          <text:p text:style-name="P1"><text:span text:style-name="T1">blocks</text:span></text:p>
          <text:p text:style-name="P1"><text:span text:style-name="T2">Creates blocks and</text:span></text:p>
          <text:p text:style-name="P1"><text:span text:style-name="T2">forms groups from them</text:span></text:p>
        </draw:rect>
        <draw:rect draw:style-name="gr3" draw:text-style-name="P1" draw:id="id3" draw:layer="layout" svg:width="11cm" svg:height="4cm" svg:x="9.029cm" svg:y="15.26cm">
          <text:p text:style-name="P1"><text:span text:style-name="T3">main</text:span></text:p>
          <text:p text:style-name="P1">Orders levels, gets events and</text:p>
          <text:p text:style-name="P1">redirects them to the correct module</text:p>
        </draw:rect>
        <draw:rect draw:style-name="gr4" draw:text-style-name="P2" draw:id="id6" draw:layer="layout" svg:width="7.5cm" svg:height="2.5cm" svg:x="12cm" svg:y="2.5cm">
          <text:p text:style-name="P1"><text:span text:style-name="T1">mediaload</text:span></text:p>
          <text:p text:style-name="P1"><text:span text:style-name="T2">Loads filmstrip animations into arrays,</text:span></text:p>
          <text:p text:style-name="P1"><text:span text:style-name="T2">loads images, loads sounds and</text:span></text:p>
          <text:p text:style-name="P1"><text:span text:style-name="T2">music</text:span></text:p>
        </draw:rect>
        <draw:rect draw:style-name="gr5" draw:text-style-name="P2" draw:id="id2" draw:layer="layout" svg:width="7cm" svg:height="3.5cm" svg:x="5cm" svg:y="6cm">
          <text:p text:style-name="P1"><text:span text:style-name="T1">drawing</text:span></text:p>
          <text:p text:style-name="P1"><text:span text:style-name="T2">Re-draws objects and keeps</text:span></text:p>
          <text:p text:style-name="P1"><text:span text:style-name="T2">background showing, keeps a</text:span></text:p>
          <text:p text:style-name="P1"><text:span text:style-name="T2">list of things needing updated</text:span></text:p>
          <text:p text:style-name="P1"><text:span text:style-name="T2">and updates them periodically</text:span></text:p>
        </draw:rect>
        <draw:rect draw:style-name="gr5" draw:text-style-name="P2" draw:id="id7" draw:layer="layout" svg:width="6.465cm" svg:height="3.224cm" svg:x="14.4cm" svg:y="10.776cm">
          <text:p text:style-name="P1"><text:span text:style-name="T1">sound</text:span></text:p>
          <text:p text:style-name="P1"><text:span text:style-name="T2">Controls sound and music</text:span></text:p>
          <text:p text:style-name="P1"><text:span text:style-name="T2">playback, maintains a dictionary</text:span></text:p>
          <text:p text:style-name="P1"><text:span text:style-name="T2">of sounds which can be altered</text:span></text:p>
          <text:p text:style-name="P1"><text:span text:style-name="T2">depending on the level</text:span></text:p>
        </draw:rect>
        <draw:connector draw:style-name="gr6" draw:text-style-name="P4" draw:layer="layout" draw:type="line" svg:x1="21cm" svg:y1="6.5cm" svg:x2="12cm" svg:y2="7.75cm" draw:start-shape="id1" draw:start-glue-point="3" draw:end-shape="id2">
          <text:p text:style-name="P5"/>
        </draw:connector>
        <draw:connector draw:style-name="gr6" draw:text-style-name="P4" draw:layer="layout" draw:type="line" svg:x1="20.029cm" svg:y1="17.26cm" svg:x2="24.25cm" svg:y2="7.5cm" draw:start-shape="id3" draw:start-glue-point="1" draw:end-shape="id1" draw:end-glue-point="2">
          <text:p text:style-name="P5"/>
        </draw:connector>
        <draw:connector draw:style-name="gr6" draw:text-style-name="P4" draw:layer="layout" draw:type="line" svg:x1="14.529cm" svg:y1="15.26cm" svg:x2="12cm" svg:y2="7.75cm" draw:start-shape="id3" draw:start-glue-point="0" draw:end-shape="id2" draw:end-glue-point="1">
          <text:p text:style-name="P5"/>
        </draw:connector>
        <draw:connector draw:style-name="gr6" draw:text-style-name="P4" draw:layer="layout" draw:type="line" svg:x1="9.029cm" svg:y1="17.26cm" svg:x2="7cm" svg:y2="17.15cm" draw:start-shape="id3" draw:start-glue-point="3" draw:end-shape="id4">
          <text:p text:style-name="P5"/>
        </draw:connector>
        <draw:connector draw:style-name="gr6" draw:text-style-name="P4" draw:layer="layout" draw:type="line" svg:x1="4.25cm" svg:y1="15.4cm" svg:x2="4.25cm" svg:y2="5cm" draw:start-shape="id4" draw:start-glue-point="0" draw:end-shape="id5" draw:end-glue-point="2">
          <text:p text:style-name="P5"/>
        </draw:connector>
        <draw:connector draw:style-name="gr6" draw:text-style-name="P4" draw:layer="layout" draw:type="line" svg:x1="7cm" svg:y1="3.75cm" svg:x2="8.5cm" svg:y2="6cm" draw:start-shape="id5" draw:start-glue-point="1" draw:end-shape="id2" draw:end-glue-point="0">
          <text:p text:style-name="P5"/>
        </draw:connector>
        <draw:connector draw:style-name="gr6" draw:text-style-name="P4" draw:layer="layout" draw:type="line" svg:x1="21cm" svg:y1="6.5cm" svg:x2="19.5cm" svg:y2="3.75cm" draw:start-shape="id1" draw:start-glue-point="3" draw:end-shape="id6" draw:end-glue-point="1">
          <text:p text:style-name="P5"/>
        </draw:connector>
        <draw:connector draw:style-name="gr6" draw:text-style-name="P4" draw:layer="layout" draw:type="line" svg:x1="21cm" svg:y1="6.5cm" svg:x2="17.632cm" svg:y2="10.776cm" draw:start-shape="id1" draw:start-glue-point="3" draw:end-shape="id7" draw:end-glue-point="0">
          <text:p text:style-name="P5"/>
        </draw:connector>
        <draw:connector draw:style-name="gr6" draw:text-style-name="P4" draw:layer="layout" draw:type="line" svg:x1="14.529cm" svg:y1="15.26cm" svg:x2="17.632cm" svg:y2="14cm" draw:start-shape="id3" draw:start-glue-point="0" draw:end-shape="id7" draw:end-glue-point="2">
          <text:p text:style-name="P5"/>
        </draw:connector>
        <draw:connector draw:style-name="gr6" draw:text-style-name="P4" draw:layer="layout" draw:type="line" svg:x1="23.266cm" svg:y1="2.516cm" svg:x2="27.358cm" svg:y2="2.504cm">
          <text:p text:style-name="P5"/>
        </draw:connector>
        <draw:frame draw:style-name="gr7" draw:text-style-name="P5" draw:layer="layout" svg:width="4.5cm" svg:height="1cm" svg:x="23cm" svg:y="1.5cm">
          <draw:text-box>
            <text:p text:style-name="P5">Call direction</text:p>
          </draw:text-box>
        </draw:frame>
        <draw:connector draw:style-name="gr6" draw:text-style-name="P4" draw:layer="layout" draw:type="line" svg:x1="7cm" svg:y1="3.75cm" svg:x2="12cm" svg:y2="3.75cm" draw:start-shape="id5" draw:start-glue-point="1" draw:end-shape="id6" draw:end-glue-point="3">
          <text:p text:style-name="P5"/>
        </draw:connector>
        <draw:connector draw:style-name="gr6" draw:text-style-name="P4" draw:layer="layout" draw:type="line" svg:x1="7cm" svg:y1="17.15cm" svg:x2="15.75cm" svg:y2="5cm" draw:start-shape="id4" draw:start-glue-point="1" draw:end-shape="id6" draw:end-glue-point="2">
          <text:p text:style-name="P5"/>
        </draw:connector>
        <draw:connector draw:style-name="gr6" draw:text-style-name="P4" draw:layer="layout" draw:type="line" svg:x1="17.632cm" svg:y1="10.776cm" svg:x2="15.75cm" svg:y2="5cm" draw:start-shape="id7" draw:start-glue-point="0" draw:end-shape="id6" draw:end-glue-point="2">
          <text:p text:style-name="P5"/>
        </draw:connector>
        <draw:rect draw:style-name="gr1" draw:text-style-name="P2" draw:id="id8" draw:layer="layout" svg:width="4.7cm" svg:height="2.5cm" svg:x="4.9cm" svg:y="10.4cm">
          <text:p text:style-name="P2"><text:span text:style-name="T1">pausemenu</text:span></text:p>
          <text:p text:style-name="P2"><text:span text:style-name="T2">Creates a pause menu</text:span></text:p>
          <text:p text:style-name="P2"><text:span text:style-name="T2">and sends data back</text:span></text:p>
          <text:p text:style-name="P2"><text:span text:style-name="T2">to main</text:span></text:p>
        </draw:rect>
        <draw:rect draw:style-name="gr2" draw:text-style-name="P2" draw:id="id9" draw:layer="layout" svg:width="4.5cm" svg:height="3cm" svg:x="23.7cm" svg:y="9.9cm">
          <text:p text:style-name="P1"><text:span text:style-name="T1">levelintros</text:span></text:p>
          <text:p text:style-name="P1"><text:span text:style-name="T2">Creates introduction</text:span></text:p>
          <text:p text:style-name="P1"><text:span text:style-name="T2">screens for each</text:span></text:p>
          <text:p text:style-name="P1"><text:span text:style-name="T2">level using data</text:span></text:p>
          <text:p text:style-name="P1"><text:span text:style-name="T2">from the level's folder</text:span></text:p>
        </draw:rect>
        <draw:connector draw:style-name="gr8" draw:text-style-name="P4" draw:layer="layout" draw:type="line" svg:x1="9.029cm" svg:y1="17.26cm" svg:x2="7.25cm" svg:y2="12.9cm" draw:start-shape="id3" draw:start-glue-point="3" draw:end-shape="id8" draw:end-glue-point="2">
          <text:p text:style-name="P5"/>
        </draw:connector>
        <draw:connector draw:style-name="gr8" draw:text-style-name="P4" draw:layer="layout" draw:type="line" svg:x1="20.029cm" svg:y1="17.26cm" svg:x2="25.95cm" svg:y2="12.9cm" draw:start-shape="id3" draw:start-glue-point="1" draw:end-shape="id9" draw:end-glue-point="2">
          <text:p text:style-name="P5"/>
        </draw:connector>
        <draw:connector draw:style-name="gr8" draw:text-style-name="P4" draw:layer="layout" draw:type="line" svg:x1="25.95cm" svg:y1="9.9cm" svg:x2="15.75cm" svg:y2="5cm" draw:start-shape="id9" draw:start-glue-point="0" draw:end-shape="id6" draw:end-glue-point="2">
          <text:p text:style-name="P5"/>
        </draw:connector>
        <draw:rect draw:style-name="gr1" draw:text-style-name="P3" draw:id="id10" draw:layer="layout" svg:width="5cm" svg:height="2.5cm" svg:x="23.5cm" svg:y="16cm">
          <text:p text:style-name="P1"><text:span text:style-name="T1">mainmenu</text:span></text:p>
          <text:p text:style-name="P1"><text:span text:style-name="T2">The game's main menu</text:span></text:p>
          <text:p text:style-name="P1"><text:span text:style-name="T2">screen</text:span></text:p>
        </draw:rect>
        <draw:connector draw:style-name="gr8" draw:text-style-name="P4" draw:layer="layout" draw:type="line" svg:x1="26cm" svg:y1="16cm" svg:x2="15.75cm" svg:y2="5cm" draw:start-shape="id10" draw:start-glue-point="0" draw:end-shape="id6" draw:end-glue-point="2">
          <text:p text:style-name="P5"/>
        </draw:connector>
        <draw:connector draw:style-name="gr8" draw:text-style-name="P4" draw:layer="layout" draw:type="line" svg:x1="23.5cm" svg:y1="17.25cm" svg:x2="20.029cm" svg:y2="17.26cm" draw:start-shape="id10" draw:start-glue-point="3" draw:end-shape="id3" draw:end-glue-point="1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2" draw:display-name="Gradient 1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2" draw:fill-hatch-name="Hatch_20_1" draw:fill-image-name="Bitmape_20_1" fo:padding-top="0.125cm" fo:padding-bottom="0.125cm" fo:padding-left="0.25cm" fo:padding-right="0.25cm" draw:shadow="visible" draw:shadow-offset-x="0.1cm" draw:shadow-offset-y="0.1cm" draw:shadow-color="#808080" draw:shadow-opacity="7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David Barker</meta:initial-creator>
    <meta:creation-date>2007-12-11T11:48:57</meta:creation-date>
    <dc:creator>David Barker</dc:creator>
    <dc:date>2007-12-11T15:52:34</dc:date>
    <dc:language>en-US</dc:language>
    <meta:editing-cycles>18</meta:editing-cycles>
    <meta:editing-duration>PT1H25M51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